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Title" style:master-page-name="Standard">
      <style:paragraph-properties style:page-number="1"/>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hwsihi8vye9x"/>Spacebattles: General rules; Classes</text:p>
      <text:p text:style-name="Standard"/>
      <text:p text:style-name="Standard"><text:span text:style-name="T1">From a genetically modified barbarian with a plasma ax, to a nevermissing sniper who skulks through the shadows, to an artillerist capable of crafting temporary cannons in seconds, your class reflects the training you have and how you will improve as an adventurer.</text:span></text:p>
      <text:p text:style-name="P1"/>
      <text:p text:style-name="Standard"><text:span text:style-name="T1">The entries on the document called Classes describe the different classes you can play in spacebattles. Classes often have many rules in common. These rules are detailed under. While your class decides most of your capabilities, archetypes, skills, and species, also plays a key role in determining your character's capabilities. </text:span></text:p>
      <text:p text:style-name="Standard"/>
      <text:p text:style-name="Standard"><text:span text:style-name="T1">Level</text:span></text:p>
      <text:p text:style-name="Standard">Your character starts as a relatively inexperienced adventurer at level 1, but thanks to the genetic modifications imbued into most creatures and all adventures, you are still way above the skill level of normal humans. The maximum level a character can reach is level 20. At that point, you are world famous adventurers and the best in your field. Level 20 characters can create controlled nuclear explosions and can withstand shots fired from the mightiest ship cannons. It is possible for characters controlled by the DM, called NPC, and monsters, to go up to level 30. However most trained NPCs are around level 1 or 2, with greater soldiers reaching around level 5. Unlike player characters, PCs, NPCs can advance in level by acquiring gear and cybernetic and genetic modifications. The highest level a normal human can reach without genetic modifications, advanced technology, or cybernetics is level 5.</text:p>
      <text:p text:style-name="Standard"/>
      <text:p text:style-name="Standard"><text:span text:style-name="T1">Initial Proficiencies</text:span></text:p>
      <text:p text:style-name="Standard">All classes lists at the start of the entry what it is proficient in at level 1. You are considered untrained in everything else, unless you gained the proficiency elsewhere. </text:p>
      <text:p text:style-name="Standard"/>
      <text:p text:style-name="Standard"><text:span text:style-name="T1">Key ability</text:span></text:p>
      <text:p text:style-name="Standard">The most important ability score for a class is called the key ability score and it is listed in the proficiencies entry. This ability score governs many of the class features you get, such as tricks. At 1st level, you gain an ability boost to this ability. </text:p>
      <text:p text:style-name="Standard"/>
      <text:p text:style-name="Standard"><text:span text:style-name="T1">Hit points</text:span></text:p>
      <text:p text:style-name="Standard">Each class tells you how many hit points they get for each level they have. Unlike the hit points gained from your species, the hit points gained from your class apply for each level you have. Stamina points are a special type of hit points that are easier to recover.</text:p>
      <text:p text:style-name="Standard"/>
      <text:p text:style-name="Standard"><text:span text:style-name="T1">Class feature</text:span></text:p>
      <text:p text:style-name="Standard">Class features represent features each member of the class has. They are unlocked when your character reaches a certain level, as noted in its title. You gain extra feats in addition to your class features. The ones you get are listed under Basic rules; Feats.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3" meta:word-count="426" meta:character-count="2562" meta:non-whitespace-character-count="2145"/>
    <meta:generator>LibreOfficeDev/6.0.5.2$Linux_X86_64 LibreOffice_project/</meta:generator>
  </office:meta>
</office:document-meta>
</file>